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break-before="page"/>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justify" style:justify-single-word="fals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Standard">
      <style:paragraph-properties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Inhaltsverzeichnis</text:p>
          </text:index-title>
          <text:p text:style-name="P10"><text:s/>0.Prolog<text:tab/>5</text:p>
          <text:p text:style-name="P10"><text:s/>1.Büro 1: Schlemmer<text:tab/>9</text:p>
          <text:p text:style-name="P10"><text:s/>2.Büro 2: Ingeborg<text:tab/>11</text:p>
          <text:p text:style-name="P10"><text:s/>3.Büro 3: Kommission<text:tab/>13</text:p>
          <text:p text:style-name="P10"><text:s/>4.Büro 4: Hazeltine<text:tab/>16</text:p>
        </text:index-body>
      </text:table-of-content>
      <text:p text:style-name="Standard"/>
      <text:p text:style-name="P5">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Einer von drei russischen Agenten, die hinter dem Coca-Cola-Rezept her sind.</text:p>
          </table:table-cell>
        </table:table-row>
        <table:table-row table:style-name="Rollen.2">
          <table:table-cell table:style-name="Rollen.A1" office:value-type="string">
            <text:p text:style-name="P4">BORODENKO</text:p>
          </table:table-cell>
          <table:table-cell table:style-name="Rollen.B1" office:value-type="string">
            <text:p text:style-name="P4">Ein zweiter der Agenten,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P3"/>
      <text:p text:style-name="Standard">Weitere Rollen:</text:p>
      <text:p text:style-name="Standard">PIERRE, FRANCOIS, JACQUE – Flight Crew<text:line-break/>ZEIDLITZ, TOMMY MacNAMARA, CINDY MacNAMARA</text:p>
      <text:p text:style-name="Standard">BERTH,MP SERGEANT, MP CORPORAL,</text:p>
      <text:p text:style-name="Standard">OSTDEUTSCHE POLIZEI-UNTEROFFIZIER, OSTDEUTSCHER VERHÖRER, ZWEITER VERHÖRER</text:p>
      <text:p text:style-name="Standard">ZWEITER POLIZIST, THIRD. POLIZEI</text:p>
      <text:p text:style-name="Standard">JUWELIER, BARBER, MANIKÜRE, GEPÄCK Mann, KELLNER, MALER, BLUMENMANN</text:p>
      <text:p text:style-name="P5"/>
      <text:p text:style-name="Standard"/>
      <text:p text:style-name="Standard"><draw:frame draw:style-name="fr1" draw:name="Szenen" text:anchor-type="paragraph" svg:x="0.0047in" svg:y="0in" svg:width="5.4654in" svg:height="6.0374in" draw:z-index="0"><draw:object xlink:href="./Object 1" xlink:type="simple" xlink:show="embed" xlink:actuate="onLoad"/><draw:image xlink:href="./ObjectReplacements/Object 1" xlink:type="simple" xlink:show="embed" xlink:actuate="onLoad"/></draw:frame></text:p>
      <text:h text:style-name="P11"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6">2,9 Milliarden Menschen leben auf dem Planeten.<text:line-break/><text:span text:style-name="T1">Wir wären schon weit über 3 Milliarden, hätten wir nicht so viel Kriege gehabt in den letzten 45 Jahren. Sogar zwei Weltkriege! </text:span></text:p>
      <text:p text:style-name="P6"><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6">Der Geochemiker Charles Keeling misst seit letztem Jahr auf einem hawaiianischen Vulkan den Kohlendioxid-Gehalt der Atmosphäre. Dabei fällt ihm eine stetige Zunahme auf und er stützt damit eine Theorie von 1895, demnach es durch die Nutzung fossiler Energieträger aufgrund der Industrialisierung zu einem Temperaturanstieg der Erdatmosphäre kommen könne. <text:line-break/><text:span text:style-name="T1">So ein Quatsch. 1895! Das hätte man doch längst gemerkt...!</text:span></text:p>
      <text:p text:style-name="P6"><text:span text:style-name="T1">Apropos Hawaii: <text:line-break/></text:span>Hawaii <text:s/>und Alaska werden der 49. und 50. Bundesstaat der USA.</text:p>
      <text:p text:style-name="P7">[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7">[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oft-pag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7">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ss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7">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Weltkrieg verloren, waren dann gar nicht mehr so viele Nationalisten übrig, als das Maos Kommunisten die nicht auch noch umbringen konnten. Und so setzte er dann zum “Großen Sprung” ansetzen...</text:p>
      <text:p text:style-name="P7">Irgendwie habe ich das Gefühl, dass die Deutschen immer die Finger mit im Spiel haben, aber nie zu ihren Gunsten... und auch niemals zu irgendjemandes Gunsten.</text:p>
      <text:p text:style-name="P7"/>
      <text:p text:style-name="Text_20_body"><text:soft-page-break/><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8">Und da sind wir endlich beim eigentlichen Thema des Abends: <text:span text:style-name="T3">Coca-Cola!</text:span></text:p>
      <text:p text:style-name="Text_20_body"><text:soft-page-break/>Denn trotz aller Kriege und Spaltungen: Eines eint uns alle auf der Welt, der Durst! Der Durst nach Coca-Cola! </text:p>
      <text:p text:style-name="Text_20_body">Coca-Cola wurde 1886 in Atlanta, Gi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o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on!</text:p>
      <text:p text:style-name="Text_20_body">[Fritz sprinted an ihm vorbei auf den Rand der Bühne und hält eine weitere Tür auf. MacNamara geht wieder an ihm vorbei]</text:p>
      <text:p text:style-name="Text_20_body">MacNAMARA [etwas genervt]: Danke scho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stehen<text:line-break/>jedes Mal stramm, wenn ich in die Büro gehe.</text:p>
      <text:p text:style-name="Text_20_body">SCHLEMMER: Ich weiß. Ich habe strenge Anweisungen gegeben.</text:p>
      <text:p text:style-name="Text_20_body">MacNAMARA: Kriegen sie das nicht in ihre preußischen Schädel? Sie leben in einer Demokratie<text:line-break/>jetzt.</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uro des Bu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MacNAMARA: Weiter. Ich erwarte die russische Handelskommission um elf Uhr dreißig. Wenn sie<text:line-break/>hier sind, sollen sie direkt herein.</text:p>
      <text:p text:style-name="Text_20_body"><text:soft-page-break/>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text:line-break/>Ich habe versucht, es zu schaffen, glaube mir - ich habe nur... konnte nicht entkommen.<text:line-break/>[Telefon klingelt] Aber heute Abend gibt es gute Neuigkeiten.<text:line-break/>[nimmt das Telefon ab] Jawohl? Frau MacNamara?<text:line-break/>[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All right, so I'm spoiling him. Big deal!...Don't worry, the car will be there at fiv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INGEBORG: Deine Frau macht eine Reise?</text:p>
      <text:p text:style-name="Text_20_body">MacNAMARA<text:line-break/>Ja, endlich? Mit die Kinder.</text:p>
      <text:p text:style-name="Text_20_body"><text:soft-page-break/>INGEBORG<text:line-break/>Ach so.</text:p>
      <text:p text:style-name="Text_20_body">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hart. Das ist gut?</text:p>
      <text:p text:style-name="Text_20_body">INGEBORG: Das ist sehr gut.</text:p>
      <text:p text:style-name="Text_20_body">MacNAMARA: Als erstes werden aufbürsten den Umlaut.</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o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es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in ein geheimes Labor in Swerdlowsk geflogen. Beim Versuch, die Inhaltsstoffe zu analysieren, sind vier Dutzend eurer Top-Chemiker durchgedreht. Stimmt’s?<text:line-break/><text:soft-page-break/>BORODENKO: Kein Kommentar.</text:p>
      <text:p text:style-name="Text_20_body">MacNAMARA: 1958 haben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Oh, sicher. Wir geben und ihr nehmt.</text:p>
      <text:p text:style-name="Text_20_body">PERIPETCHIKOFF: Was ist los – Sie vertrauen uns nicht?</text:p>
      <text:p text:style-name="Text_20_body">MacNAMARA: Kein Kommentar!</text:p>
      <text:p text:style-name="Text_20_body">PERIPETCHIKOFF: Wenn es Ihnen nichts ausmacht - wir habe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line-break/>MacNAMARA: Meine Mitarbeiter haben es mir gegeben, am zehnten Jahrestag der Berliner Luftbrücke.</text:p>
      <text:p text:style-name="Text_20_body">BORODENKO: Genossen - werden wir hier steh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PERIPETCHIKOFF: Anstelle von Dollars würden Sie akzeptieren dreiwöchige Tour des Bolschoi-Balletts?</text:p>
      <text:p text:style-name="Text_20_body">MacNAMARA: Bitte keine Kultur. Nur Bargeld.</text:p>
      <text:p text:style-name="Text_20_body"><text:soft-page-break/>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Benny Goodman.</text:p>
      <text:p text:style-name="Text_20_body">SCHLEMMER: Benny Goodman?</text:p>
      <text:p text:style-name="Text_20_body">MacNAMARA: Ich war für den gesamten Nahen Osten verantwortlich.[Zeigt auf der Karte] neun Länder, fünfzehn Abfüllanlagen, alle nach Mekka ausgerichtet. Nun, Goodman und seine Band auf Tour für das Außenministerium. Dreißigtausende Menschen kamen zum Konzert, aber Benny tat es nicht, denn sein Flugzeug wurde durch einen Sandsturm aufgehalten. Der Mob randalierte und marschierte auf die amerikanische Botschaft, aber die Polizei hat sie aufgehalten. Also brannten sie die Coca-Cola Anlage nieder. [Schlemmer schnalzt mitfühlend mit der Zunge]<text:line-break/>Du weißt es. Es gab einen großen Aufruhr in der Zentrale, und plötzlich war ich in Ungnade gefallen – nach Südamerika verbannt. Ich schleppte den Sirup über die Anden - auf Lamas - während ein Haufen Jungs mit Bürstenhaarschnitt über meinen Kopf hinweg befördert wurden.</text:p>
      <text:p text:style-name="Text_20_body">SCHLEMMER: Aber Sie sind jetzt in Berlin...</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letype?</text:p>
      <text:p text:style-name="Text_20_body"><text:soft-page-break/>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ie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Okay, Fans. Lasst sie rein. [Jeder der Franzosen wirft ein gefaltetes Stück Papier in den Hut. <text:soft-page-break/>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text:lin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2-12T09:08:29.10</dc:date>
    <dc:creator>Jirka Dell'Oro-Friedl</dc:creator>
    <meta:editing-duration>P3DT21H52M39S</meta:editing-duration>
    <meta:editing-cycles>49</meta:editing-cycles>
    <meta:generator>OpenOffice/4.1.15$Win32 OpenOffice.org_project/4115m2$Build-9813</meta:generator>
    <meta:document-statistic meta:table-count="1" meta:image-count="0" meta:object-count="1" meta:page-count="19" meta:paragraph-count="292" meta:word-count="5717" meta:character-count="372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47in"/>
    </style:style>
    <style:style style:name="co2" style:family="table-column">
      <style:table-column-properties fo:break-before="auto" style:column-width="0.2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1.3283in" fo:break-before="auto" style:use-optimal-row-height="false"/>
    </style:style>
    <style:style style:name="ro3" style:family="table-row">
      <style:table-row-properties style:row-height="0.2118in" fo:break-before="auto" style:use-optimal-row-height="true"/>
    </style:style>
    <style:style style:name="ro4" style:family="table-row">
      <style:table-row-properties style:row-height="0.200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style:text-align-source="fix" style:repeat-content="false"/>
      <style:paragraph-properties fo:text-align="center" fo:margin-left="0in"/>
      <style:text-properties style:font-name="Times New Roman"/>
    </style:style>
    <style:style style:name="ce3" style:family="table-cell" style:parent-style-name="Default">
      <style:text-properties style:font-name="Times New Roman" fo:font-size="12pt" fo:language="en" fo:country="US" style:font-size-asian="12pt" style:language-asian="en" style:country-asian="US" style:font-size-complex="6.80000019073486pt" style:language-complex="en" style:country-complex="US"/>
    </style:style>
    <style:style style:name="ce4" style:family="table-cell" style:parent-style-name="Default">
      <style:table-cell-properties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rotation-angle="90"/>
      <style:text-properties style:font-name="Times New Roman"/>
    </style:style>
    <style:style style:name="ce6" style:family="table-cell" style:parent-style-name="Default">
      <style:table-cell-properties style:text-align-source="fix" style:repeat-content="false" fo:border="0.0008in solid #000000"/>
      <style:paragraph-properties fo:text-align="center" fo:margin-left="0in"/>
      <style:text-properties style:font-name="Times New Roman"/>
    </style:style>
  </office:automatic-styles>
  <office:body>
    <office:spreadsheet>
      <table:table table:name="Tabelle1" table:style-name="ta1" table:print="false">
        <table:table-column table:style-name="co1" table:default-cell-style-name="ce4"/>
        <table:table-column table:style-name="co2" table:number-columns-repeated="10" table:default-cell-style-name="ce6"/>
        <table:table-row table:style-name="ro1" table:number-rows-repeated="2">
          <table:table-cell table:style-name="ce1" table:number-columns-repeated="11"/>
        </table:table-row>
        <table:table-row table:style-name="ro2">
          <table:table-cell table:style-name="ce1"/>
          <table:table-cell table:style-name="ce5" office:value-type="string">
            <text:p>Prolog</text:p>
          </table:table-cell>
          <table:table-cell table:style-name="ce5" office:value-type="string">
            <text:p>Büro 1: Schlemmer</text:p>
          </table:table-cell>
          <table:table-cell table:style-name="ce5" office:value-type="string">
            <text:p>Büro 2: Ingeborg</text:p>
          </table:table-cell>
          <table:table-cell table:style-name="ce5" office:value-type="string">
            <text:p>Büro 3: Kommission</text:p>
          </table:table-cell>
          <table:table-cell table:style-name="ce5" office:value-type="string">
            <text:p>Büro 4: Hazeltine</text:p>
          </table:table-cell>
          <table:table-cell table:style-name="ce5" office:value-type="string">
            <text:p>Flughafen 1: Scarlett</text:p>
          </table:table-cell>
          <table:table-cell table:number-columns-repeated="4" table:style-name="ce5" office:value-type="string">
            <text:p>Prolog</text:p>
          </table:table-cell>
        </table:table-row>
        <table:table-row table:style-name="ro1">
          <table:table-cell table:style-name="ce2"/>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2"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2" office:value-type="float" office:value="9">
            <text:p>9</text:p>
          </table:table-cell>
        </table:table-row>
        <table:table-row table:style-name="ro3">
          <table:table-cell table:style-name="ce3" office:value-type="string">
            <text:p>MASTER OF CEREMONY (MC) </text:p>
          </table:table-cell>
          <table:table-cell table:style-name="ce2" office:value-type="string">
            <text:p>X</text:p>
          </table:table-cell>
          <table:table-cell table:style-name="ce2" table:number-columns-repeated="9"/>
        </table:table-row>
        <table:table-row table:style-name="ro4">
          <table:table-cell office:value-type="string">
            <text:p>CC. R. MacNAMARA </text:p>
          </table:table-cell>
          <table:table-cell/>
          <table:table-cell table:number-columns-repeated="5" office:value-type="string">
            <text:p>X</text:p>
          </table:table-cell>
          <table:table-cell table:number-columns-repeated="4"/>
        </table:table-row>
        <table:table-row table:style-name="ro3">
          <table:table-cell office:value-type="string">
            <text:p>OTTO LUDWIG PIFFL</text:p>
          </table:table-cell>
          <table:table-cell table:number-columns-repeated="10"/>
        </table:table-row>
        <table:table-row table:style-name="ro3">
          <table:table-cell office:value-type="string">
            <text:p>SCARLETT HAZELTINE</text:p>
          </table:table-cell>
          <table:table-cell table:number-columns-repeated="5"/>
          <table:table-cell office:value-type="string">
            <text:p>X</text:p>
          </table:table-cell>
          <table:table-cell table:number-columns-repeated="4"/>
        </table:table-row>
        <table:table-row table:style-name="ro4">
          <table:table-cell office:value-type="string">
            <text:p>PHYLLIS MacNAMARA</text:p>
          </table:table-cell>
          <table:table-cell table:number-columns-repeated="2"/>
          <table:table-cell office:value-type="string">
            <text:p>X</text:p>
          </table:table-cell>
          <table:table-cell table:number-columns-repeated="2"/>
          <table:table-cell office:value-type="string">
            <text:p>X</text:p>
          </table:table-cell>
          <table:table-cell table:number-columns-repeated="4"/>
        </table:table-row>
        <table:table-row table:style-name="ro3">
          <table:table-cell office:value-type="string">
            <text:p>SCHLEMMER</text:p>
          </table:table-cell>
          <table:table-cell/>
          <table:table-cell table:number-columns-repeated="4" office:value-type="string">
            <text:p>X</text:p>
          </table:table-cell>
          <table:table-cell table:number-columns-repeated="5"/>
        </table:table-row>
        <table:table-row table:style-name="ro3">
          <table:table-cell office:value-type="string">
            <text:p>INGEBORG</text:p>
          </table:table-cell>
          <table:table-cell table:number-columns-repeated="2"/>
          <table:table-cell table:number-columns-repeated="2" office:value-type="string">
            <text:p>X</text:p>
          </table:table-cell>
          <table:table-cell table:number-columns-repeated="6"/>
        </table:table-row>
        <table:table-row table:style-name="ro3">
          <table:table-cell office:value-type="string">
            <text:p>WENDELL P, HAZELTINE</text:p>
          </table:table-cell>
          <table:table-cell table:number-columns-repeated="4"/>
          <table:table-cell office:value-type="string">
            <text:p>X</text:p>
          </table:table-cell>
          <table:table-cell table:number-columns-repeated="5"/>
        </table:table-row>
        <table:table-row table:style-name="ro3">
          <table:table-cell office:value-type="string">
            <text:p>FRAU HAZELTINE</text:p>
          </table:table-cell>
          <table:table-cell table:number-columns-repeated="10"/>
        </table:table-row>
        <table:table-row table:style-name="ro3">
          <table:table-cell office:value-type="string">
            <text:p>PERIPETCHIKOFF</text:p>
          </table:table-cell>
          <table:table-cell table:number-columns-repeated="3"/>
          <table:table-cell office:value-type="string">
            <text:p>X</text:p>
          </table:table-cell>
          <table:table-cell table:number-columns-repeated="6"/>
        </table:table-row>
        <table:table-row table:style-name="ro3">
          <table:table-cell office:value-type="string">
            <text:p>BORODENKO</text:p>
          </table:table-cell>
          <table:table-cell table:number-columns-repeated="3"/>
          <table:table-cell office:value-type="string">
            <text:p>X</text:p>
          </table:table-cell>
          <table:table-cell table:number-columns-repeated="6"/>
        </table:table-row>
        <table:table-row table:style-name="ro3">
          <table:table-cell office:value-type="string">
            <text:p>MISHKIN</text:p>
          </table:table-cell>
          <table:table-cell table:number-columns-repeated="3"/>
          <table:table-cell office:value-type="string">
            <text:p>X</text:p>
          </table:table-cell>
          <table:table-cell table:number-columns-repeated="6"/>
        </table:table-row>
        <table:table-row table:style-name="ro3">
          <table:table-cell office:value-type="string">
            <text:p>FRITZ</text:p>
          </table:table-cell>
          <table:table-cell/>
          <table:table-cell office:value-type="string">
            <text:p>X</text:p>
          </table:table-cell>
          <table:table-cell table:number-columns-repeated="8"/>
        </table:table-row>
        <table:table-row table:style-name="ro3">
          <table:table-cell office:value-type="string">
            <text:p>GRAF von DROSTE-SCHATTENBURG</text:p>
          </table:table-cell>
          <table:table-cell table:number-columns-repeated="10"/>
        </table:table-row>
        <table:table-row table:style-name="ro3">
          <table:table-cell office:value-type="string">
            <text:p>DR. BAUER</text:p>
          </table:table-cell>
          <table:table-cell table:number-columns-repeated="10"/>
        </table:table-row>
        <table:table-row table:style-name="ro3">
          <table:table-cell office:value-type="string">
            <text:p>JOURNALIST</text:p>
          </table:table-cell>
          <table:table-cell table:number-columns-repeated="10"/>
        </table:table-row>
        <table:table-row table:style-name="ro1">
          <table:table-cell table:style-name="Default" office:value-type="string">
            <text:p>FLIGHTCREW</text:p>
          </table:table-cell>
          <table:table-cell table:style-name="Default" table:number-columns-repeated="5"/>
          <table:table-cell table:style-name="Default" office:value-type="string">
            <text:p>X</text:p>
          </table:table-cell>
          <table:table-cell table:style-name="Default"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12">02/12/2025</text:date>, <text:time>09:08:28</text:time></text:p>
        </style:region-right>
      </style:header>
      <style:header-left style:display="false"/>
      <style:footer>
        <text:p>Seite <text:page-number>1</text:page-number> / <text:page-count>99</text:page-count></text:p>
      </style:footer>
      <style:footer-left style:display="false"/>
    </style:master-page>
  </office:master-styles>
</office:document-styles>
</file>